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D Theton (Vland)</text:p>
      <text:p text:style-name="P15">3107 Theton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D Theton (Vland)</text:p>
      <text:p text:style-name="P16">3107 Theton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15:10.44</dc:date>
    <dc:creator>Mark Ferguson</dc:creator>
    <meta:editing-duration>P1DT13H30M6S</meta:editing-duration>
    <meta:editing-cycles>269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2"/>
  </office:meta>
</office:document-meta>
</file>